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AA000003BF659DD0D2.png"/>
  <manifest:file-entry manifest:media-type="image/png" manifest:full-path="Pictures/10000201000004AC000002CDDC2DCB92.png"/>
  <manifest:file-entry manifest:media-type="image/png" manifest:full-path="Pictures/10000201000004AA000003BFAE541A54.png"/>
  <manifest:file-entry manifest:media-type="image/png" manifest:full-path="Pictures/10000201000002CC00000C22D870E6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x="0.439cm" svg:y="0.792cm" svg:width="9.999cm" svg:height="7.999cm" draw:z-index="0"><draw:image xlink:href="Pictures/10000201000004AA000003BF659DD0D2.png" xlink:type="simple" xlink:show="embed" xlink:actuate="onLoad"/></draw:frame><draw:frame draw:style-name="fr1" draw:name="Obraz2" text:anchor-type="paragraph" svg:x="0.439cm" svg:y="8.789cm" svg:width="9.999cm" svg:height="7.999cm" draw:z-index="1"><draw:image xlink:href="Pictures/10000201000004AA000003BFAE541A54.png" xlink:type="simple" xlink:show="embed" xlink:actuate="onLoad"/></draw:frame><draw:frame draw:style-name="fr2" draw:name="grafika1" text:anchor-type="paragraph" svg:x="10.437cm" svg:y="0.792cm" svg:width="6.001cm" svg:height="26cm" draw:z-index="2"><draw:image xlink:href="Pictures/10000201000002CC00000C22D870E669.png" xlink:type="simple" xlink:show="embed" xlink:actuate="onLoad"/></draw:frame><draw:frame draw:style-name="fr2" draw:name="grafika2" text:anchor-type="paragraph" svg:x="0.439cm" svg:y="16.787cm" svg:width="9.999cm" svg:height="6.001cm" draw:z-index="3"><draw:image xlink:href="Pictures/10000201000004AC000002CDDC2DCB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28cm" fo:margin-bottom="1.03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20T21:41:04.15</dc:date>
    <meta:editing-duration>PT32M19S</meta:editing-duration>
    <meta:editing-cycles>9</meta:editing-cycles>
    <meta:generator>OpenOffice/4.1.2$Win32 OpenOffice.org_project/412m3$Build-9782</meta:generator>
    <meta:document-statistic meta:table-count="0" meta:image-count="4" meta:object-count="0" meta:page-count="1" meta:paragraph-count="0" meta:word-count="0" meta:character-count="0"/>
    <dc:creator>Administrator Wszechswiata</dc:creator>
  </office:meta>
</office:document-meta>
</file>